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master-page-name="">
      <style:paragraph-properties loext:contextual-spacing="false" fo:margin-top="0in" fo:margin-bottom="0in" style:page-number="auto"/>
    </style:style>
    <style:style style:name="P7" style:family="paragraph" style:parent-style-name="OOoDefinition">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TextBody">
      <style:text-properties fo:language="en" fo:country="US"/>
    </style:style>
    <style:style style:name="P18" style:family="paragraph" style:parent-style-name="OOoTextBody">
      <style:paragraph-properties fo:orphans="0" fo:widows="0"/>
    </style:style>
    <style:style style:name="P19" style:family="paragraph" style:parent-style-name="OOoTextBody">
      <style:paragraph-properties>
        <style:tab-stops>
          <style:tab-stop style:position="4.3335in"/>
        </style:tab-stops>
      </style:paragraph-properties>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fo:keep-together="always"/>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Table_20_Contents">
      <style:text-properties fo:font-size="14pt"/>
    </style:style>
    <style:style style:name="P28" style:family="paragraph" style:parent-style-name="OOoFigure">
      <style:paragraph-properties loext:contextual-spacing="false" fo:margin-top="0.0827in" fo:margin-bottom="0.2008in"/>
    </style:style>
    <style:style style:name="P29" style:family="paragraph" style:parent-style-name="OOoFigure" style:master-page-name="">
      <style:paragraph-properties loext:contextual-spacing="false" fo:margin-top="0.0827in" fo:margin-bottom="0.0827in" fo:text-align="center" style:justify-single-word="false" style:page-number="auto"/>
    </style:style>
    <style:style style:name="P30" style:family="paragraph" style:parent-style-name="OOoFigure">
      <style:paragraph-properties loext:contextual-spacing="false" fo:margin-top="0.0827in" fo:margin-bottom="0.0827in" fo:text-align="center" style:justify-single-word="false"/>
    </style:style>
    <style:style style:name="P31" style:family="paragraph" style:parent-style-name="OOoFigure">
      <style:paragraph-properties loext:contextual-spacing="false" fo:margin-top="0in" fo:margin-bottom="0.0827in"/>
    </style:style>
    <style:style style:name="P32" style:family="paragraph" style:parent-style-name="OOoFigure">
      <style:paragraph-properties loext:contextual-spacing="false" fo:margin-top="0.0429in" fo:margin-bottom="0.0429in"/>
    </style:style>
    <style:style style:name="P33" style:family="paragraph" style:parent-style-name="OOoDefinitionTerm" style:master-page-name="">
      <style:paragraph-properties loext:contextual-spacing="false" fo:margin-top="0.0827in" fo:margin-bottom="0.0398in" style:page-number="auto"/>
    </style:style>
    <style:style style:name="P34" style:family="paragraph" style:parent-style-name="OOoDefinitionTerm">
      <style:paragraph-properties loext:contextual-spacing="false" fo:margin-top="0.0827in" fo:margin-bottom="0.0398in"/>
    </style:style>
    <style:style style:name="P35" style:family="paragraph" style:parent-style-name="OOoFigureCaption">
      <style:paragraph-properties fo:text-align="center" style:justify-single-word="false"/>
    </style:style>
    <style:style style:name="P36" style:family="paragraph" style:parent-style-name="OOoTableText">
      <style:paragraph-properties fo:margin-left="0.0827in" fo:margin-right="0in" fo:text-indent="0in" style:auto-text-indent="false"/>
    </style:style>
    <style:style style:name="P37" style:family="paragraph" style:parent-style-name="OOoTextBody">
      <style:paragraph-properties loext:contextual-spacing="false" fo:margin-top="0in" fo:margin-bottom="0.0429in"/>
    </style:style>
    <style:style style:name="P38" style:family="paragraph" style:parent-style-name="OOoTextBody">
      <style:paragraph-properties loext:contextual-spacing="false" fo:margin-top="0.0783in" fo:margin-bottom="0.0827in"/>
    </style:style>
    <style:style style:name="P39" style:family="paragraph" style:parent-style-name="OOoHeading_20_2">
      <style:text-properties fo:language="en" fo:country="US"/>
    </style:style>
    <style:style style:name="P40" style:family="paragraph" style:parent-style-name="OOoHeading_20_2" style:master-page-name="">
      <style:paragraph-properties style:page-number="auto"/>
    </style:style>
    <style:style style:name="P41" style:family="paragraph" style:parent-style-name="OOoHeading_20_2" style:master-page-name="">
      <style:paragraph-properties style:page-number="auto" fo:keep-with-next="auto"/>
    </style:style>
    <style:style style:name="P42" style:family="paragraph" style:parent-style-name="OOoHeading_20_2">
      <style:paragraph-properties fo:keep-with-next="always"/>
    </style:style>
    <style:style style:name="P43" style:family="paragraph" style:parent-style-name="OOoNum_20_123_20_End" style:list-style-name="OOoNum_20_123"/>
    <style:style style:name="P44" style:family="paragraph" style:parent-style-name="OOoNum_20_123_20_Cont." style:list-style-name="OOoNum_20_123"/>
    <style:style style:name="P45" style:family="paragraph" style:parent-style-name="OOoHeading_20_3">
      <style:paragraph-properties fo:margin-left="0in" fo:margin-right="0in" fo:text-indent="0in" style:auto-text-indent="false"/>
    </style:style>
    <style:style style:name="P46" style:family="paragraph" style:parent-style-name="OOoNum_20_123_20_Start" style:list-style-name="OOoNum_20_123"/>
    <style:style style:name="P47" style:family="paragraph" style:parent-style-name="OOoNum_20_123_20_Start" style:master-page-name="">
      <style:paragraph-properties style:page-number="auto" fo:keep-with-next="always"/>
    </style:style>
    <style:style style:name="P48" style:family="paragraph" style:parent-style-name="OOoHeading_20_0" style:master-page-name="OOoPageStyle">
      <style:paragraph-properties style:page-number="auto"/>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Heading_20_1">
      <style:text-properties fo:language="en" fo:country="US"/>
    </style:style>
    <style:style style:name="P52" style:family="paragraph" style:parent-style-name="OOoHeading_20_1" style:master-page-name="">
      <style:paragraph-properties style:page-number="auto" fo:keep-with-next="always"/>
    </style:style>
    <style:style style:name="P53" style:family="paragraph" style:parent-style-name="OOoList_20_1_20_Start">
      <style:text-properties fo:language="en" fo:country="US"/>
    </style:style>
    <style:style style:name="P54" style:family="paragraph" style:parent-style-name="OOoList_20_1_20_Start" style:master-page-name="">
      <style:paragraph-properties style:page-number="auto" fo:keep-with-next="always"/>
    </style:style>
    <style:style style:name="P55" style:family="paragraph" style:parent-style-name="OOoList_20_1_20_End" style:list-style-name="OOoBullets_20_1"/>
    <style:style style:name="P56" style:family="paragraph" style:parent-style-name="OOoList_20_1_20_End">
      <style:text-properties fo:language="en" fo:country="US"/>
    </style:style>
    <style:style style:name="P57"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142634264" text:key1="features"/>Calc<text:alphabetical-index-mark-end text:id="IMark1142634264"/><text:alphabetical-index-mark text:string-value="features" text:key1="Calc"/> include:</text:p>
      <text:list xml:id="list3333547267715924403"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up to 256, and each sheet can have many individual cells. Each sheet can have a maximum of 1,048,576 rows and 1024 columns.</text:p>
      <text:h text:style-name="P52" text:outline-level="2"><text:soft-page-break/>Parts of the Main Calc Window</text:h>
      <text:p text:style-name="P8">When Calc is started, the main window looks similar to <text:sequence-ref text:reference-format="category-and-value" text:ref-name="refFigure0">Figure 1</text:sequence-ref>.</text:p>
      <text:h text:style-name="P40"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0"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3" draw:style-name="gr1"><draw:frame draw:style-name="gr2" draw:text-style-name="P58" svg:width="6.6406in" svg:height="3.2598in" svg:x="0in" svg:y="0in"><draw:image xlink:href="Pictures/10000000000003B0000001D04C13BD4C.png" xlink:type="simple" xlink:show="embed" xlink:actuate="onLoad"><text:p/></draw:image></draw:frame><draw:rect draw:style-name="gr3" draw:text-style-name="P60" svg:width="0.8004in" svg:height="0.2004in" svg:x="4.0902in" svg:y="0in"><text:p text:style-name="P59"><text:span text:style-name="T22">Title bar</text:span></text:p></draw:rect><draw:rect draw:style-name="gr3" draw:text-style-name="P60" svg:width="0.8004in" svg:height="0.2004in" svg:x="2.9484in" svg:y="0.1571in"><text:p text:style-name="P59"><text:span text:style-name="T22">Menu bar</text:span></text:p></draw:rect><draw:rect draw:style-name="gr3" draw:text-style-name="P60" svg:width="1.2004in" svg:height="0.2004in" svg:x="4.0902in" svg:y="0.3335in"><text:p text:style-name="P59"><text:span text:style-name="T22">Standard toolbar</text:span></text:p></draw:rect><draw:rect draw:style-name="gr3" draw:text-style-name="P60" svg:width="1.2004in" svg:height="0.2004in" svg:x="4.0902in" svg:y="0.5693in"><text:p text:style-name="P59"><text:span text:style-name="T22">Formatting toolbar</text:span></text:p></draw:rect><draw:rect draw:style-name="gr3" draw:text-style-name="P60" svg:width="0.8004in" svg:height="0.2004in" svg:x="5.1138in" svg:y="2.7161in"><text:p text:style-name="P59"><text:span text:style-name="T22">Sidebar</text:span></text:p></draw:rect><draw:rect draw:style-name="gr3" draw:text-style-name="P60" svg:width="0.8004in" svg:height="0.2004in" svg:x="0.3102in" svg:y="1.4173in"><text:p text:style-name="P59"><text:span text:style-name="T22">Name box</text:span></text:p></draw:rect><draw:line draw:style-name="gr4" draw:text-style-name="P58" svg:x1="0.4902in" svg:y1="1.4283in" svg:x2="0.4902in" svg:y2="0.9496in"><text:p/></draw:line><draw:rect draw:style-name="gr3" draw:text-style-name="P60" svg:width="1.0906in" svg:height="0.1697in" svg:x="0.5862in" svg:y="2.3807in"><text:p text:style-name="P59"><text:span text:style-name="T22">Row headers</text:span></text:p></draw:rect><draw:rect draw:style-name="gr3" draw:text-style-name="P60" svg:width="1.2004in" svg:height="0.2004in" svg:x="2.2398in" svg:y="1.4752in"><text:p text:style-name="P59"><text:span text:style-name="T22">Column headers</text:span></text:p></draw:rect><draw:line draw:style-name="gr5" draw:text-style-name="P58" svg:x1="2.8146in" svg:y1="1.4783in" svg:x2="2.8146in" svg:y2="1.1283in"><text:p/></draw:line><draw:line draw:style-name="gr5" draw:text-style-name="P58" svg:x1="0.5902in" svg:y1="2.4496in" svg:x2="0.1902in" svg:y2="2.4496in"><text:p/></draw:line><draw:rect draw:style-name="gr3" draw:text-style-name="P60" svg:width="0.835in" svg:height="0.2004in" svg:x="1.2555in" svg:y="1.239in"><text:p text:style-name="P59"><text:span text:style-name="T22">Active cell</text:span></text:p></draw:rect><draw:line draw:style-name="gr5" draw:text-style-name="P58" svg:x1="1.2402in" svg:y1="1.3496in" svg:x2="0.8402in" svg:y2="1.2996in"><text:p/></draw:line><draw:rect draw:style-name="gr3" draw:text-style-name="P60" svg:width="0.8248in" svg:height="0.2004in" svg:x="1.2161in" svg:y="2.6173in"><text:p text:style-name="P59"><text:span text:style-name="T22">Sheet tabs</text:span></text:p></draw:rect><draw:line draw:style-name="gr5" draw:text-style-name="P58" svg:x1="1.2402in" svg:y1="2.7996in" svg:x2="0.9402in" svg:y2="3.0496in"><text:p/></draw:line><draw:rect draw:style-name="gr3" draw:text-style-name="P60" svg:width="1.2004in" svg:height="0.2004in" svg:x="2.5547in" svg:y="2.4598in"><text:p text:style-name="P59"><text:span text:style-name="T22">Status bar</text:span></text:p></draw:rect><draw:line draw:style-name="gr5" draw:text-style-name="P58" svg:x1="3.0902in" svg:y1="2.6496in" svg:x2="3.3402in" svg:y2="3.1996in"><text:p/></draw:line><draw:rect draw:style-name="gr3" draw:text-style-name="P60" svg:width="0.9713in" svg:height="0.2004in" svg:x="2.8693in" svg:y="0.8453in"><text:p text:style-name="P59"><text:span text:style-name="T22">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2"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1">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23"><text:soft-page-break/><draw:frame draw:style-name="fr2" draw:name="Figure_AOO41GS05_2" text:anchor-type="as-char" svg:width="5.1717in" draw:z-index="6"><draw:text-box fo:min-height="1.4228in"><text:p text:style-name="OOoFigureCaption"><draw:frame draw:style-name="fr20" draw:name="AOO41GS05_002" text:anchor-type="as-char" svg:width="5.1717in" svg:height="1.2256in" draw:z-index="7"><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1142634168" text:key1="Calc"/><text:span text:style-name="OOoMenuPath"><text:span text:style-name="T2">Function Wizard</text:span></text:span><text:alphabetical-index-mark-end text:id="IMark1142634168"/><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12"><draw:text-box fo:min-height="1.4244in"><text:p text:style-name="OOoFigureCaption"><draw:frame draw:style-name="fr20" draw:name="AOO41GS05_003" text:anchor-type="as-char" svg:width="4.8398in" svg:height="1.189in" draw:z-index="13"><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14"><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9"><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 text:string-value="sheet tabs, Calc"/><text:alphabetical-index-mark-start text:id="IMark1142634072" text:key1="Calc"/>sheet tabs<text:alphabetical-index-mark-end text:id="IMark114263407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15"><draw:text-box fo:min-height="3.652in"><text:p text:style-name="OOoFigureCaption"><draw:frame draw:style-name="fr22" draw:name="AOO41GS05_005" text:anchor-type="as-char" svg:width="6.0244in" svg:height="3.4335in" draw:z-index="23"><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142634168" text:key1="Calc"/>status bar<text:alphabetical-index-mark-end text:id="IMark1142634168"/>,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24"><draw:text-box fo:min-height="1.122in"><text:p text:style-name="OOoFigureCaption"><draw:frame draw:style-name="fr23" draw:name="AOO41GS05_006" text:anchor-type="as-char" svg:y="-0.752in" svg:width="4.348in" svg:height="0.8583in" draw:z-index="25"><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26"><draw:text-box fo:min-height="1.1063in"><text:p text:style-name="OOoFigureCaption"><draw:frame draw:style-name="fr23" draw:name="AOO41GS05_007" text:anchor-type="as-char" svg:y="0in" svg:width="5.2811in" svg:height="0.8472in" draw:z-index="27"><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142634072" text:key1="CSV file"/>open<text:alphabetical-index-mark-end text:id="IMark1142634072"/> a CSV file in Calc:</text:p>
      <text:list xml:id="list3495571815448058491"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1553617" text:continue-numbering="true" text:style-name="OOoNum_20_123">
        <text:list-item>
          <text:p text:style-name="P43">Click <text:span text:style-name="OOoMenuPath">OK</text:span> to open the file.</text:p>
        </text:list-item>
      </text:list>
      <text:p text:style-name="OOoFigure"><text:soft-page-break/><draw:frame draw:style-name="fr6" draw:name="Figure_AOO41GS05_7" text:anchor-type="as-char" svg:y="-5.0299in" fo:min-width="6.5681in" draw:z-index="4"><draw:text-box fo:min-height="5.4028in"><text:p text:style-name="Figure"><draw:frame text:anchor-type="as-char" draw:z-index="5" draw:style-name="gr6" draw:text-style-name="P58"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1142633640" text:key1="CSV file"/>save<text:alphabetical-index-mark-end text:id="IMark1142633640"/> a spreadsheet as a comma separated value (CSV) file:</text:p>
      <text:list xml:id="list31562255" text:continue-list="list31553617" text:style-name="OOoNum_20_123">
        <text:list-item text:start-value="1">
          <text:p text:style-name="P47">Choose <text:span text:style-name="OOoMenuPath">File &gt; Save As</text:span>.</text:p>
        </text:list-item>
        <text:list-item>
          <text:p text:style-name="OOoNum_20_123_20_Cont.">In the <text:span text:style-name="T12">File name </text:span>box, type a name for the file.</text:p>
        </text:list-item>
        <text:list-item>
          <text:p text:style-name="P44">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8"><text:soft-page-break/><draw:frame draw:style-name="fr24" draw:name="AOO41GS05_009" text:anchor-type="as-char" svg:width="5.4181in" svg:height="2.1811in" draw:z-index="28"><draw:image xlink:href="Pictures/10000000000001B3000000CB36C045EB.png" xlink:type="simple" xlink:show="embed" xlink:actuate="onLoad"/></draw:frame></text:p>
      <text:list xml:id="list31560144"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29"><draw:text-box fo:min-height="2.7173in"><text:p text:style-name="Figure"><draw:frame draw:style-name="fr20" draw:name="AOO41GS05_010" text:anchor-type="as-char" svg:width="5.6465in" svg:height="2.5in" draw:z-index="30"><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142633496" text:key1="spreadsheets"/>navigate<text:alphabetical-index-mark-end text:id="IMark114263349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142634072" text:key1="spreadsheets"/><text:span text:style-name="T2">cell reference</text:span><text:alphabetical-index-mark-end text:id="IMark1142634072"/><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142633496" text:key1="Calc"/>Navigator<text:alphabetical-index-mark-end text:id="IMark1142633496"/><text:alphabetical-index-mark text:string-value="Calc" text:key1="Navigator"/>, click its icon <draw:frame draw:style-name="fr25" draw:name="AOO41GS05_011_NavigatorIcon" text:anchor-type="as-char" svg:width="0.2756in" svg:height="0.2756in" draw:z-index="31"><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text:span><text:soft-page-break/><text:span text:style-name="T14">Menu bar, or double-click on the Sheet Sequence Number </text:span><text:span text:style-name="T14"><draw:frame draw:style-name="fr26" draw:name="AOO41GS05_012_SheetsNumbers" text:anchor-type="as-char" svg:y="-0.1646in" svg:width="0.8228in" svg:height="0.2083in" draw:z-index="33"><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38"><draw:text-box fo:min-height="3.6783in"><text:p text:style-name="Figure"><draw:frame draw:style-name="fr27" draw:name="AOO41GS05_013" text:anchor-type="as-char" svg:width="2.8835in" svg:height="3.3882in" draw:z-index="40"><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43"><draw:image xlink:href="Pictures/100000000000001B0000001AF04C4F65.png" xlink:type="simple" xlink:show="embed" xlink:actuate="onLoad"/></draw:frame>. Click this icon again to show the list.</text:p>
      <text:h text:style-name="P41" text:outline-level="3">Moving from <text:alphabetical-index-mark text:string-value="cell to cell, in Calc" text:key1="navigation"/>Cell to Cell</text:h>
      <text:p text:style-name="P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1554309" text:continue-list="list3333547267715924403" text:style-name="OOoBullets_20_1">
        <text:list-item>
          <text:p text:style-name="P54">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44"><draw:text-box fo:min-height="2.8783in"><text:p text:style-name="P26"><draw:frame draw:style-name="fr20" draw:name="AOO41GS05_015" text:anchor-type="as-char" svg:width="5.2319in" svg:height="2.6634in" draw:z-index="4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1545570" text:continue-list="list3155430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46"><draw:text-box fo:min-height="1.5146in"><text:p text:style-name="OOoFigureCaption"><draw:frame draw:style-name="fr20" draw:name="AOO41GS05_016" text:anchor-type="as-char" svg:width="5.3957in" svg:height="1.302in" draw:z-index="4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9" draw:name="Figure_AOO41GS05_12" text:anchor-type="as-char" svg:width="3.7016in" draw:z-index="49"><draw:text-box fo:min-height="2.6764in"><text:p text:style-name="OOoFigureCaption"><draw:frame draw:style-name="fr29" draw:name="AOO41GS05_017" text:anchor-type="paragraph" svg:width="3.6953in" svg:height="2.4756in" draw:z-index="50"><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2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142634456" text:key1="selection, in Calc"/>Cells<text:bookmark-end text:name="__RefHeading__7397_801999168"/><text:alphabetical-index-mark-end text:id="IMark1142634456"/></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1560740" text:continue-list="list3156014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1539785" text:continue-list="list31560740"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1538929" text:continue-list="list31539785"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1555883" text:continue-list="list31538929" text:style-name="OOoNum_20_123">
        <text:list-item text:start-value="1">
          <text:p text:style-name="P46"><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3">Range of noncontiguous cells</text:p>
      <text:list xml:id="list31549848" text:continue-list="list31555883"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4">Entire <text:alphabetical-index-mark-start text:id="IMark1142634696" text:key1="selection, in Calc"/>columns<text:alphabetical-index-mark-end text:id="IMark1142634696"/> and <text:alphabetical-index-mark-start text:id="IMark1142634744" text:key1="selection, in Calc"/>rows<text:alphabetical-index-mark-end text:id="IMark1142634744"/>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1546359" text:continue-list="list31549848"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1561509" text:continue-list="list31546359"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3"><draw:frame draw:style-name="fr2" draw:name="Figure_AOO41GS05_13" text:anchor-type="as-char" svg:width="2.4984in" draw:z-index="51"><draw:text-box fo:min-height="1.1453in"><text:p text:style-name="OOoFigureCaption"><draw:frame draw:style-name="fr20" draw:name="AOO41GS05_018" text:anchor-type="as-char" svg:width="2.4984in" svg:height="0.8992in" draw:z-index="52"><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4416844" text:key1="selection, in Calc"/>Sheets<text:alphabetical-index-mark-end text:id="IMark14416844"/></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1534914" text:continue-list="list31561509"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1541440" text:continue-list="list31534914"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1546054" text:continue-list="list31541440"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1538537" text:continue-list="list3154605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1551193" text:continue-list="list3153853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1532077" text:continue-list="list3155119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1548984" text:continue-list="list3153207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4">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1554865" text:continue-list="list31545570"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10" draw:name="Figure_AOO41GS05_14" text:anchor-type="as-char" svg:width="3.5937in" draw:z-index="54"><draw:text-box fo:min-height="1.2492in"><text:p text:style-name="OOoFigureCaption"><draw:frame draw:style-name="fr29" draw:name="AOO41GS05_019" text:anchor-type="paragraph" svg:width="3.5902in" svg:height="1.0472in" draw:z-index="57"><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59"><draw:text-box fo:min-height="3.348in"><text:p text:style-name="OOoFigureCaption"><draw:frame draw:style-name="fr30" draw:name="AOO41GS05_020" text:anchor-type="as-char" svg:width="6.0417in" svg:height="3.0783in" draw:z-index="60"><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32"><draw:text-box fo:min-height="1.1181in"><text:p text:style-name="OOoFigureCaption"><draw:frame draw:style-name="fr31" draw:name="AOO41GS05_021" text:anchor-type="as-char" svg:width="3.0819in" svg:height="0.9291in" draw:z-index="34"><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4">Select <text:span text:style-name="OOoMenuPath">Move/Copy Sheet</text:span> from the context menu.</text:p>
        </text:list-item>
        <text:list-item>
          <text:p text:style-name="P44">On the Move/Copy Sheet dialog (<text:sequence-ref text:reference-format="category-and-value" text:ref-name="refFigure16">Figure 17</text:sequence-ref>):</text:p>
        </text:list-item>
      </text:list>
      <text:list xml:id="list31545209" text:continue-list="list31554865"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1557673" text:continue-list="list1189579886" text:style-name="OOoNum_20_123">
        <text:list-item>
          <text:p text:style-name="P43">When you are done, click <text:span text:style-name="OOoMenuPath">OK</text:span>.</text:p>
        </text:list-item>
      </text:list>
      <text:p text:style-name="OOoFigure"><text:soft-page-break/><draw:frame draw:style-name="fr5" draw:name="Figure_AOO41GS05_17" text:anchor-type="as-char" svg:width="3.6835in" draw:z-index="35"><draw:text-box fo:min-height="3.1417in"><text:p text:style-name="OOoFigureCaption"><draw:frame draw:style-name="fr27" draw:name="AOO41GS05_022" text:anchor-type="as-char" svg:width="3.6835in" svg:height="2.8846in" draw:z-index="41"><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58"><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0">document</text:span></text:span><text:span text:style-name="OOoStrongEmphasis"><text:span text:style-name="T14">—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Sheets can be Deleted Individually or in Groups.</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55">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4">Freezing single rows or columns</text:p>
      <text:list xml:id="list31564316" text:continue-list="list31548984" text:style-name="OOoNum_20_123">
        <text:list-item text:start-value="1">
          <text:p text:style-name="P46">Click on the header for the row below where you want the freeze or for the column to the right of where you want the freeze.</text:p>
        </text:list-item>
        <text:list-item>
          <text:p text:style-name="P44">Choose <text:span text:style-name="OOoMenuPath">Window &gt; Freeze</text:span><text:span text:style-name="OOoMenuPath"><text:span text:style-name="T14">.</text:span></text:span></text:p>
        </text:list-item>
        <text:list-item>
          <text:p text:style-name="P43"><text:span text:style-name="OOoDefault">A dark line appears, indicating where the freeze is put.</text:span></text:p>
        </text:list-item>
      </text:list>
      <text:p text:style-name="P34">Freezing a row and a column</text:p>
      <text:list xml:id="list31543966" text:continue-list="list31564316" text:style-name="OOoNum_20_123">
        <text:list-item text:start-value="1">
          <text:p text:style-name="P46">Click into the cell that is immediately below the row you want frozen and immediately to the right of the column you want frozen.</text:p>
        </text:list-item>
        <text:list-item>
          <text:p text:style-name="P44">Choose <text:span text:style-name="OOoMenuPath">Window &gt; Freeze</text:span><text:span text:style-name="OOoMenuPath"><text:span text:style-name="T14">.</text:span></text:span></text:p>
        </text:list-item>
        <text:list-item>
          <text:p text:style-name="P43">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3"><text:soft-page-break/><draw:frame draw:style-name="fr7" draw:name="Figure_AOO41GS05_18" text:anchor-type="as-char" svg:width="6.2583in" draw:z-index="61"><draw:text-box fo:min-height="3.2264in"><text:p text:style-name="Figure"><draw:frame draw:style-name="fr32" draw:name="AOO41GS05_024" text:anchor-type="as-char" svg:width="6.2583in" svg:height="2.9571in" draw:z-index="6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55785452" text:key1="Calc"/>splitting the screen<text:alphabetical-index-mark-end text:id="IMark55785452"/>.<text:span text:style-name="T7"> </text:span>The screen can be split either horizontally or vertically or both. You can therefore have up to four portions of the spreadsheet in view at any one time.</text:p>
      <text:p text:style-name="P12">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1"><draw:frame draw:style-name="fr12" draw:name="Figure_AOO41GS05_19" text:anchor-type="as-char" svg:y="-2.8799in" svg:width="2.5299in" draw:z-index="63"><draw:text-box fo:min-height="2.828in"><text:p text:style-name="OOoFigureCaption"><draw:frame draw:style-name="fr33" draw:name="AOO41GS05_025" text:anchor-type="as-char" svg:width="2.5299in" svg:height="2.5902in" draw:z-index="66"><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1555546" text:continue-list="list31543966"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9"><text:soft-page-break/><draw:frame draw:style-name="fr1" draw:name="Figure_AOO41GS05_20" text:anchor-type="as-char" svg:y="-1.2362in" svg:width="3.4126in" draw:z-index="67"><draw:text-box fo:min-height="1.2472in"><text:p text:style-name="P24"><draw:frame draw:style-name="fr29" draw:name="AOO41GS05_026" text:anchor-type="paragraph" svg:width="2.3138in" svg:height="1.0374in" draw:z-index="68"><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1543286"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0"><draw:frame draw:style-name="fr9" draw:name="Figure_AOO41GS05_21" text:anchor-type="as-char" svg:width="2.2256in" draw:z-index="72"><draw:text-box fo:min-height="1.7256in"><text:p text:style-name="P25"><draw:frame draw:style-name="fr34" draw:name="AOO41GS05_027_VerticalSplitRulerwithCursor" text:anchor-type="as-char" svg:width="0.5425in" svg:height="1.2717in" draw:z-index="73"><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154683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1550269" text:continue-list="list31546830"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9" draw:name="Figure_AOO41GS05_22" text:anchor-type="as-char" svg:width="3.0701in" draw:z-index="74"><draw:text-box fo:min-height="1.1665in"><text:p text:style-name="OOoFigureCaption"><draw:frame draw:style-name="fr29" draw:name="AOO41GS05_028" text:anchor-type="paragraph" svg:width="3.0374in" svg:height="0.8665in" draw:z-index="78"><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1541952"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1543173" text:continue-list="list31545209" text:style-name="OOoBullets_20_1">
        <text:list-item>
          <text:p text:style-name="OOoList_20_1_20_Cont.">Click on and drag the split lines back to their places at the ends of the scroll bars.</text:p>
        </text:list-item>
        <text:list-item>
          <text:p text:style-name="P57">Choose <text:span text:style-name="OOoMenuPath">Window &gt; Split</text:span> to remove all split lines at the same time.</text:p>
        </text:list-item>
      </text:list>
      <text:h text:style-name="OOoHeading_20_1" text:outline-level="2">Entering Data Using the Keyboard</text:h>
      <text:p text:style-name="P14">Most data entry in Calc can be accomplished using the keyboard.</text:p>
      <text:h text:style-name="OOoHeading_20_2" text:outline-level="3">Entering <text:alphabetical-index-mark-start text:id="IMark1142635320" text:key1="data entry, Calc"/>Numbers<text:alphabetical-index-mark-end text:id="IMark114263532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3"><text:soft-page-break/><text:span text:style-name="OOoMenuPath"><text:span text:style-name="T9"><draw:frame draw:style-name="fr13" draw:name="Figure_AOO41GS05_23" text:anchor-type="as-char" svg:y="-1.8799in" svg:width="6.3098in" draw:z-index="64"><draw:text-box fo:min-height="4.4161in"><text:p text:style-name="OOoFigureCaption"><draw:frame draw:style-name="fr29" draw:name="AOO41GS05_029" text:anchor-type="paragraph" svg:width="6.3043in" svg:height="4.2189in" draw:z-index="65"><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142635320" text:key1="data entry, Calc"/>Text<text:alphabetical-index-mark-end text:id="IMark1142635320"/></text:h>
      <text:p text:style-name="OOoTextBody">Click in the cell and type the text. Text is left-aligned by default.</text:p>
      <text:h text:style-name="OOoHeading_20_2" text:outline-level="3">Entering <text:alphabetical-index-mark-start text:id="IMark1142635320" text:key1="data entry, Calc"/>Numbers as Text<text:alphabetical-index-mark-end text:id="IMark1142635320"/></text:h>
      <text:p text:style-name="P13">A number can be entered as text to preserve a leading zero by<text:span text:style-name="T7"> </text:span>entering an apostrophe before the number, like this: <text:span text:style-name="OOoKeyboardInput">'01481</text:span>.</text:p>
      <text:p text:style-name="P18">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142635320" text:key1="data entry, Calc"/>Dates and Times<text:alphabetical-index-mark-end text:id="IMark1142635320"/></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142635320"/>Automatic Changes<text:alphabetical-index-mark-end text:id="IMark114263532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142634792"/>quotation marks<text:alphabetical-index-mark-end text:id="IMark114263479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142634792"/>AutoInput<text:alphabetical-index-mark-end text:id="IMark114263479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1142635176" text:key1="data entry, Calc"/>Fill Tool<text:alphabetical-index-mark-end text:id="IMark114263517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80"><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81"><draw:text-box fo:min-height="2.4673in"><text:p text:style-name="OOoFigureCaption"><draw:frame draw:style-name="fr27" draw:name="AOO41GS05_031" text:anchor-type="as-char" svg:width="4.9827in" svg:height="2.2181in" draw:z-index="82"><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142634792" text:key1="data entry, Calc"/>fill series<text:alphabetical-index-mark-end text:id="IMark114263479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83"><draw:text-box fo:min-height="2.8772in"><text:p text:style-name="OOoFigureCaption"><draw:frame draw:style-name="fr27" draw:name="AOO41GS05_032" text:anchor-type="as-char" svg:width="6.6457in" svg:height="2.661in" draw:z-index="84"><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87"><draw:text-box fo:min-height="2.7398in"><text:p text:style-name="P35"><draw:frame draw:style-name="fr35" draw:name="AOO41GS05_033" text:anchor-type="as-char" svg:y="-2.5181in" svg:width="2.3646in" svg:height="2.5146in" draw:z-index="90"><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1549291" text:continue-list="list31541952"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91"><draw:text-box fo:min-height="2.0134in"><text:p text:style-name="OOoFigureCaption"><draw:frame draw:style-name="fr36" draw:name="AOO41GS05_034" text:anchor-type="as-char" svg:y="-1.5252in" svg:width="6.6457in" svg:height="1.7764in" draw:z-index="92"><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1538607"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4"><draw:frame draw:style-name="fr14" draw:name="Figure_AOO41GS05_28" text:anchor-type="as-char" svg:width="6.5638in" draw:z-index="93"><draw:text-box fo:min-height="2.3374in"><text:p text:style-name="OOoFigureCaption"><draw:frame draw:style-name="fr37" draw:name="AOO41GS05_035" text:anchor-type="as-char" svg:width="6.5638in" svg:height="2.0783in" draw:z-index="94"><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1"><draw:image xlink:href="Pictures/10000201000000A40000014192F44D7A.png" xlink:type="simple" xlink:show="embed" xlink:actuate="onLoad"/></draw:frame>Using <text:alphabetical-index-mark text:string-value="selection lists, Calc"/><text:alphabetical-index-mark-start text:id="IMark1142635128" text:key1="data entry, Calc"/>Selection Lists<text:alphabetical-index-mark-end text:id="IMark1142635128"/></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4"><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1"><text:span text:style-name="OOoDefault"><text:span text:style-name="T1"><draw:frame draw:style-name="fr14" draw:name="Figure_AOO41GS05_29" text:anchor-type="as-char" svg:width="4.2634in" draw:z-index="95"><draw:text-box fo:min-height="3.1173in"><text:p text:style-name="OOoFigureCaption"><draw:frame draw:style-name="fr20" draw:name="AOO41GS05_037" text:anchor-type="as-char" svg:width="4.2634in" svg:height="2.9in" draw:z-index="96"><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7">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3"><text:soft-page-break/><draw:frame draw:style-name="fr16" draw:name="Figure_AOO41GS05_30" text:anchor-type="as-char" svg:y="-3.7409in" svg:width="5.9335in" draw:z-index="69"><draw:text-box fo:min-height="3.9252in"><text:p text:style-name="OOoFigureCaption"><draw:frame draw:style-name="fr29" draw:name="AOO41GS05_038" text:anchor-type="paragraph" svg:width="5.9335in" svg:height="3.9374in" draw:z-index="70"><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3"><text:span text:style-name="OOoDefault"><text:span text:style-name="T1"><draw:frame draw:style-name="fr14" draw:name="Figure_AOO41GS05_31" text:anchor-type="as-char" svg:width="5.8252in" draw:z-index="71"><draw:text-box fo:min-height="1.4209in"><text:p text:style-name="OOoFigureCaption"><draw:frame draw:style-name="fr29" draw:name="AOO41GS05_039" text:anchor-type="paragraph" svg:width="5.7602in" svg:height="1.2957in" draw:z-index="76"><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77"><draw:text-box fo:min-height="1.1528in"><text:p text:style-name="OOoFigureCaption"><draw:frame draw:style-name="fr39" draw:name="AOO41GS05_040" text:anchor-type="paragraph" svg:x="-0.0008in" svg:y="0.0161in" svg:width="4.6457in" svg:height="1.0071in" draw:z-index="79"><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3"><draw:frame draw:style-name="fr17" draw:name="Figure_AOO41GS05_33" text:anchor-type="as-char" svg:width="4.872in" draw:z-index="97"><draw:text-box fo:min-height="0.9091in"><text:p text:style-name="OOoFigureCaption"><draw:frame draw:style-name="fr29" draw:name="AOO41GS05_041" text:anchor-type="paragraph" svg:width="4.8193in" svg:height="0.722in" draw:z-index="9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9"><draw:text-box fo:min-height="1.0846in"><text:p text:style-name="P35"><draw:frame draw:style-name="fr40" draw:name="AOO41GS05_042" text:anchor-type="as-char" svg:width="2.3811in" svg:height="0.4791in" draw:z-index="10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3">Apply any of the data types in the Category list to the data.</text:p>
        </text:list-item>
      </text:list>
      <text:list xml:id="list31551818" text:continue-list="list31543173" text:style-name="OOoBullets_20_1">
        <text:list-item>
          <text:p text:style-name="P50">Control the number of decimal places and leading zeros.</text:p>
        </text:list-item>
        <text:list-item>
          <text:p text:style-name="P56">Enter a custom format code.</text:p>
        </text:list-item>
      </text:list>
      <text:p text:style-name="P17">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89"><draw:text-box fo:min-height="3.9783in"><text:p text:style-name="Figure"><draw:frame draw:style-name="fr41" draw:name="AOO41GS05_043" text:anchor-type="paragraph" svg:width="6.4953in" svg:height="3.6398in" style:rel-height="scale" draw:z-index="101"><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7"><draw:frame draw:style-name="fr42" draw:name="AOO41GS05_044_FontColor"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7">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3"><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39" text:outline-level="3"><text:soft-page-break/>Formatting the Cell Borders</text:h>
      <text:p text:style-name="P17">To add a border to a cell (or group of selected cells) click on the Borders icon on the formatting toolbar, and select one of the border options displayed in the palette.</text:p>
      <text:p text:style-name="P17">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7">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55853704" text:key1="formatting, Calc"/><text:alphabetical-index-mark-start text:id="IMark29807436" text:key1="Calc"/>AutoFormat<text:alphabetical-index-mark-end text:id="IMark29807436"/><text:alphabetical-index-mark-end text:id="IMark55853704"/><text:alphabetical-index-mark text:string-value="AutoFormat, Calc"/> feature to quickly apply a set of cell formats to a sheet or a selected cell range.</text:p>
      <text:list xml:id="list31540710" text:continue-list="list31538607"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36"><draw:text-box fo:min-height="3.6783in"><text:p text:style-name="OOoFigureCaption"><draw:frame draw:style-name="fr43" draw:name="AOO41GS05_045" text:anchor-type="as-char" svg:width="6.6846in" svg:height="3.4091in" draw:z-index="37"><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1557136"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1533878" text:continue-list="list31557136"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142634792" text:key1="formatting, Calc"/><text:alphabetical-index-mark-start text:id="IMark1142635224" text:key1="Calc"/>Themes<text:alphabetical-index-mark-end text:id="IMark1142635224"/><text:alphabetical-index-mark-end text:id="IMark1142634792"/></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1550835" text:continue-list="list3153387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02"><draw:text-box fo:min-height="0.6472in"><text:p text:style-name="OOoFigureCaption"><draw:frame draw:style-name="fr29" draw:name="AOO41GS05_046" text:anchor-type="paragraph" svg:width="2.5118in" svg:height="0.6091in" draw:z-index="103"><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1533668" text:continue-numbering="true" text:style-name="OOoNum_20_123">
        <text:list-item>
          <text:p text:style-name="P44">In the Theme Selection dialog, select the theme that you want to apply to the spreadsheet. As soon as you select a theme, some properties of the custom styles are applied to the open spreadsheet and are immediately visible.</text:p>
        </text:list-item>
        <text:list-item>
          <text:p text:style-name="P43">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142635896"/>Conditional Formatting<text:alphabetical-index-mark-end text:id="IMark1142635896"/></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3">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75"><draw:text-box fo:min-height="2.552in"><text:p text:style-name="OOoFigureCaption"><draw:frame draw:style-name="fr44" draw:name="AOO41GS05_047" text:anchor-type="as-char" svg:width="5.9728in" svg:height="2.3429in" draw:z-index="85"><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1"><draw:frame draw:style-name="fr5" draw:name="Figure_AOO41GS05_39" text:anchor-type="as-char" svg:width="3.5346in" draw:z-index="86"><draw:text-box fo:min-height="2.2528in"><text:p text:style-name="OOoFigureCaption"><draw:frame draw:style-name="fr45" draw:name="AOO41GS05_048" text:anchor-type="as-char" svg:y="-1.9339in" svg:width="3.5346in" svg:height="2.0126in" draw:z-index="88"><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1">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8">All of these options are further discussed in Chapter 9 in the <text:span text:style-name="OOoEmphasis">Calc Guide</text:span>.</text:p>
      <text:h text:style-name="P51" text:outline-level="2">Printing</text:h>
      <text:p text:style-name="P17">Printing from Calc is much the same as <text:alphabetical-index-mark-start text:id="IMark1142635704" text:key1="Calc"/>printing<text:alphabetical-index-mark-end text:id="IMark1142635704"/><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5" text:outline-level="4">Defining a Print Range</text:h>
      <text:p text:style-name="OOoTextBody_5f_ListIntro">To define a new print range or modify an existing print range:</text:p>
      <text:list xml:id="list31547046" text:continue-list="list31533668"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1547180" text:continue-list="list31547046"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1533961" text:continue-list="list31547180"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42"><draw:text-box fo:min-height="4.4063in"><text:p text:style-name="OOoFigureCaption"><draw:frame draw:style-name="fr46" draw:name="AOO41GS05_049" text:anchor-type="as-char" svg:y="-3.9402in" svg:width="6.2575in" svg:height="4.2118in" draw:z-index="53"><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7"><draw:frame draw:style-name="fr47" draw:name="AOO41GS05_050_TopToBottom" text:anchor-type="as-char" svg:width="0.9583in" svg:height="0.698in" draw:z-index="55"><draw:image xlink:href="Pictures/100000000000005C00000043AC9B4969.png" xlink:type="simple" xlink:show="embed" xlink:actuate="onLoad"/></draw:frame></text:p>
          </table:table-cell>
          <table:table-cell table:style-name="Table68.A1" office:value-type="string">
            <text:p text:style-name="P36">Left to right, then down</text:p>
          </table:table-cell>
          <table:table-cell table:style-name="Table68.D1" office:value-type="string">
            <text:p text:style-name="P27"><draw:frame draw:style-name="fr48" draw:name="AOO41GS05_051_LeftToRight" text:anchor-type="as-char" svg:width="0.9583in" svg:height="0.698in" draw:z-index="56"><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1534172" text:continue-list="list31551818"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1541586" text:continue-list="list31534172"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142636328" text:key1="printing"/>Rows or Columns on Every Page<text:alphabetical-index-mark-end text:id="IMark1142636328"/></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1547824" text:continue-list="list31533961"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4">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43">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8"><draw:text-box fo:min-height="2.2744in"><text:p text:style-name="OOoFigureCaption"><draw:frame draw:style-name="fr27" draw:name="AOO41GS05_052" text:anchor-type="as-char" svg:width="6.6063in" svg:height="2.0543in" draw:z-index="9"><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1564631" text:continue-list="list31547824"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1552737" text:continue-list="list31564631"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4"><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1545556" text:continue-list="list3155273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19"><draw:text-box fo:min-height="3.611in"><text:p text:style-name="OOoFigureCaption"><draw:frame draw:style-name="fr49" draw:name="AOO41GS05_053" text:anchor-type="as-char" svg:width="5.9882in" svg:height="3.3508in" draw:z-index="21"><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2"><draw:frame draw:style-name="fr7" draw:name="Figure_AOO41GS05_43" text:anchor-type="as-char" svg:width="5.9484in" draw:z-index="39"><draw:text-box fo:min-height="3.9638in"><text:p text:style-name="OOoFigureCaption"><draw:frame draw:style-name="fr50" draw:name="AOO41GS05_054" text:anchor-type="as-char" svg:width="5.9484in" svg:height="3.7244in" draw:z-index="48"><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1"><text:span text:style-name="OOoDefault"><draw:frame draw:style-name="fr7" draw:name="Figure_AOO41GS05_44" text:anchor-type="as-char" svg:width="6.6055in" draw:z-index="10"><draw:text-box fo:min-height="3.1929in"><text:p text:style-name="OOoFigureCaption"><draw:frame draw:style-name="fr51" draw:name="AOO41GS05_055" text:anchor-type="as-char" svg:width="6.6055in" svg:height="2.9984in" draw:z-index="11"><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16"><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17"><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18"><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20"><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22"><draw:image xlink:href="Pictures/100000000000001E0000001879479F74.png" xlink:type="simple" xlink:show="embed" xlink:actuate="onLoad"/></draw:frame> Inserts the total number of pages.</text:p>
      <text:p text:style-name="P6"><draw:frame draw:style-name="fr52" draw:name="AOO41GS05_059_InsertDateField" text:anchor-type="as-char" svg:y="-0.2634in" svg:width="0.3126in" svg:height="0.2484in" draw:z-index="104"><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105"><draw:image xlink:href="Pictures/100000000000001E000000183BF23057.png" xlink:type="simple" xlink:show="embed" xlink:actuate="onLoad"/></draw:frame> Inserts the Time fie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3</text:page-number></text:p>
      </style:footer>
      <style:footer-left>
        <text:p text:style-name="OOoFooter"><text:page-number text:select-page="current">4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3-15T11:30:12.74</dc:date>
    <dc:creator>Keith McKenna</dc:creator>
    <meta:editing-duration>P1DT2H34M10S</meta:editing-duration>
    <meta:editing-cycles>179</meta:editing-cycles>
    <meta:generator>OpenOffice/4.1.14$Win32 OpenOffice.org_project/4114m1$Build-9811</meta:generator>
    <meta:keyword>Version 4.1</meta:keyword>
    <dc:subject>Apache OpenOffice User Guides</dc:subject>
    <meta:document-statistic meta:table-count="24" meta:image-count="60" meta:object-count="0" meta:page-count="43" meta:paragraph-count="721" meta:word-count="11943" meta:character-count="65175"/>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